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0AB67293D1EE6F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6.0243in" fo:margin-left="-0.0229in" fo:margin-top="0in" fo:margin-bottom="0in" style:page-number="auto" table:align="left" style:writing-mode="lr-tb"/>
    </style:style>
    <style:style style:name="Tabela1.A" style:family="table-column">
      <style:table-column-properties style:column-width="0.5118in"/>
    </style:style>
    <style:style style:name="Tabela1.B" style:family="table-column">
      <style:table-column-properties style:column-width="0.7833in"/>
    </style:style>
    <style:style style:name="Tabela1.C" style:family="table-column">
      <style:table-column-properties style:column-width="1.6813in"/>
    </style:style>
    <style:style style:name="Tabela1.D" style:family="table-column">
      <style:table-column-properties style:column-width="3.0479in"/>
    </style:style>
    <style:style style:name="Tabela1.1" style:family="table-row">
      <style:table-row-properties style:min-row-height="0.2618in" fo:keep-together="auto"/>
    </style:style>
    <style:style style:name="Tabela1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1.2" style:family="table-row">
      <style:table-row-properties style:min-row-height="0.1965in" fo:keep-together="auto"/>
    </style:style>
    <style:style style:name="Tabela1.3" style:family="table-row">
      <style:table-row-properties style:min-row-height="0.2361in" fo:keep-together="auto"/>
    </style:style>
    <style:style style:name="Tabela1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D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A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B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C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D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2" style:family="table">
      <style:table-properties style:width="3.3438in" fo:margin-left="-0.0069in" fo:margin-top="0in" fo:margin-bottom="0in" table:align="left" style:writing-mode="lr-tb"/>
    </style:style>
    <style:style style:name="Tabela2.A" style:family="table-column">
      <style:table-column-properties style:column-width="0.8181in"/>
    </style:style>
    <style:style style:name="Tabela2.B" style:family="table-column">
      <style:table-column-properties style:column-width="0.666in"/>
    </style:style>
    <style:style style:name="Tabela2.C" style:family="table-column">
      <style:table-column-properties style:column-width="1.0076in"/>
    </style:style>
    <style:style style:name="Tabela2.D" style:family="table-column">
      <style:table-column-properties style:column-width="0.8521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556in" fo:border="1pt solid #a3a3a3"/>
    </style:style>
    <style:style style:name="Tabela2.B1" style:family="table-cell">
      <style:table-cell-properties fo:background-color="#00b050" fo:padding="0.0556in" fo:border="1pt solid #a3a3a3">
        <style:background-image/>
      </style:table-cell-properties>
    </style:style>
    <style:style style:name="Tabela2.C1" style:family="table-cell">
      <style:table-cell-properties fo:background-color="#ffff00" fo:padding="0.0556in" fo:border="1pt solid #a3a3a3">
        <style:background-image/>
      </style:table-cell-properties>
    </style:style>
    <style:style style:name="Tabela2.D1" style:family="table-cell">
      <style:table-cell-properties fo:background-color="#ff0000" fo:padding="0.0556in" fo:border="1pt solid #a3a3a3">
        <style:background-image/>
      </style:table-cell-properties>
    </style:style>
    <style:style style:name="Tabela5" style:family="table">
      <style:table-properties style:width="6.0243in" fo:margin-left="-0.0229in" fo:margin-top="0in" fo:margin-bottom="0in" table:align="left" style:writing-mode="lr-tb"/>
    </style:style>
    <style:style style:name="Tabela5.A" style:family="table-column">
      <style:table-column-properties style:column-width="1.6924in"/>
    </style:style>
    <style:style style:name="Tabela5.B" style:family="table-column">
      <style:table-column-properties style:column-width="3.2486in"/>
    </style:style>
    <style:style style:name="Tabela5.C" style:family="table-column">
      <style:table-column-properties style:column-width="1.0833in"/>
    </style:style>
    <style:style style:name="Tabela5.1" style:family="table-row">
      <style:table-row-properties style:min-row-height="0.2618in" fo:keep-together="auto"/>
    </style:style>
    <style:style style:name="Tabela5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5.2" style:family="table-row">
      <style:table-row-properties style:min-row-height="0.1965in" fo:keep-together="auto"/>
    </style:style>
    <style:style style:name="Tabela5.3" style:family="table-row">
      <style:table-row-properties style:min-row-height="0.2361in" fo:keep-together="auto"/>
    </style:style>
    <style:style style:name="Tabela5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A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4" style:family="table-cell">
      <style:table-cell-properties style:vertical-align="middle" fo:padding-left="0.0229in" fo:padding-right="0in" fo:padding-top="0in" fo:padding-bottom="0in" fo:border="0.5pt solid #999999"/>
    </style:style>
    <style:style style:name="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Comments">
      <style:text-properties officeooo:rsid="001a2aee" officeooo:paragraph-rsid="001a2aee"/>
    </style:style>
    <style:style style:name="P10" style:family="paragraph" style:parent-style-name="Comments">
      <style:paragraph-properties fo:margin-top="0in" fo:margin-bottom="0in" loext:contextual-spacing="false" fo:line-height="100%" fo:orphans="2" fo:widows="2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Calibri" fo:font-size="11pt" fo:language="pt" fo:country="BR" officeooo:paragraph-rsid="0015fd69" style:font-name-asian="Times1" style:font-size-asian="11pt" style:language-asian="pt" style:country-asian="BR" style:font-name-complex="Times New Roman1" style:font-size-complex="11pt"/>
    </style:style>
    <style:style style:name="P11" style:family="paragraph" style:parent-style-name="Versões">
      <style:text-properties fo:font-weight="bold" style:font-weight-asian="bold"/>
    </style:style>
    <style:style style:name="P12" style:family="paragraph" style:parent-style-name="Versões">
      <style:text-properties officeooo:rsid="0013214b" officeooo:paragraph-rsid="0013214b"/>
    </style:style>
    <style:style style:name="P13" style:family="paragraph" style:parent-style-name="Heading_20_1" style:list-style-name="WWNum1"/>
    <style:style style:name="P14" style:family="paragraph" style:parent-style-name="Comments" style:list-style-name="L1">
      <style:text-properties officeooo:rsid="001d65f2" officeooo:paragraph-rsid="001d65f2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b5b7d"/>
    </style:style>
    <style:style style:name="T5" style:family="text">
      <style:text-properties officeooo:rsid="001d3a28"/>
    </style:style>
    <style:style style:name="T6" style:family="text">
      <style:text-properties officeooo:rsid="001da83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Autor</text:p>
          </table:table-cell>
          <table:table-cell table:style-name="Tabela1.A1" office:value-type="string">
            <text:p text:style-name="P11">Notas da Revisão</text:p>
          </table:table-cell>
        </table:table-row>
        <table:table-row table:style-name="Tabela1.3">
          <table:table-cell table:style-name="Tabela1.A3" office:value-type="string">
            <text:p text:style-name="P12">1.0</text:p>
          </table:table-cell>
          <table:table-cell table:style-name="Tabela1.B3" office:value-type="string">
            <text:p text:style-name="P12">31/08/16</text:p>
          </table:table-cell>
          <table:table-cell table:style-name="Tabela1.C3" office:value-type="string">
            <text:p text:style-name="P12">Tiago</text:p>
          </table:table-cell>
          <table:table-cell table:style-name="Tabela1.D3" office:value-type="string">
            <text:p text:style-name="P12">Inicio de preenchimento</text:p>
          </table:table-cell>
        </table:table-row>
        <table:table-row table:style-name="Tabela1.3">
          <table:table-cell table:style-name="Tabela1.A4" office:value-type="string">
            <text:p text:style-name="Versões"/>
          </table:table-cell>
          <table:table-cell table:style-name="Tabela1.B4" office:value-type="string">
            <text:p text:style-name="Versões"/>
          </table:table-cell>
          <table:table-cell table:style-name="Tabela1.C4" office:value-type="string">
            <text:p text:style-name="Versões"/>
          </table:table-cell>
          <table:table-cell table:style-name="Tabela1.D4" office:value-type="string">
            <text:p text:style-name="Versões"/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3998219471104051658" text:style-name="WWNum1">
        <text:list-item>
          <text:h text:style-name="P13" text:outline-level="1"><text:bookmark-start text:name="_Toc427092159"/>Objetivos deste documento<text:bookmark-end text:name="_Toc427092159"/></text:h>
        </text:list-item>
      </text:list>
      <text:p text:style-name="P10">O objetivo desse documento é registrar todas as atividades de gerenciamento relacionadas ao desenvolvimento do memorial, onde a finalidade é facilitar a criação de memoriais de pessoas no meio acadêmico.</text:p>
      <text:p text:style-name="Standard"/>
      <text:p text:style-name="Standard"/>
      <text:list xml:id="list142029215559590" text:continue-numbering="true" text:style-name="WWNum1">
        <text:list-item>
          <text:h text:style-name="P13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8611703530594801572" text:style-name="WWNum3">
        <text:list-item>
          <text:p text:style-name="P15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5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5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8921445278719345404" text:style-name="WWNum4">
        <text:list-item>
          <text:p text:style-name="P16">Situação atual e justificativa do projeto;</text:p>
        </text:list-item>
        <text:list-item>
          <text:p text:style-name="P16">Objetivos SMART e critérios de sucesso do projeto;</text:p>
        </text:list-item>
        <text:list-item>
          <text:p text:style-name="P16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6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42028166827469" text:continue-list="list142029215559590" text:style-name="WWNum1">
        <text:list-item>
          <text:h text:style-name="P13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P9"/>
      <text:p text:style-name="P9">Gerente: <text:span text:style-name="T4">Possui a responsabilidade de gerenciar o projeto, acompanhando o anadamento das atividades de desenvolvimento.</text:span></text:p>
      <text:p text:style-name="P9">Programador: <text:span text:style-name="T5">Responsável pelo desenvolvimento do software.</text:span></text:p>
      <text:p text:style-name="P9">Analista: <text:span text:style-name="T6">Analisara o andamento do projeto.</text:span></text:p>
      <text:p text:style-name="P9">Testador: <text:span text:style-name="T6">Responsável por medir a qualidade.</text:span></text:p>
      <text:p text:style-name="Standard"/>
      <text:p text:style-name="Standard"/>
      <text:list xml:id="list142028574932901" text:continue-numbering="true" text:style-name="WWNum1">
        <text:list-item>
          <text:h text:style-name="P13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42028358119301" text:continue-numbering="true" text:style-name="WWNum1">
        <text:list-item>
          <text:h text:style-name="P13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7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7">S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  <table:table-row table:style-name="Tabela2.1">
          <table:table-cell table:style-name="Tabela2.A1" office:value-type="string">
            <text:p text:style-name="P7">C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</table:table>
      <text:p text:style-name="P7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42028532824836" text:continue-numbering="true" text:style-name="WWNum1">
        <text:list-item>
          <text:h text:style-name="P13" text:outline-level="1"><text:bookmark-start text:name="_Toc427092164"/>Gestão de Riscos e Problemas<text:bookmark-end text:name="_Toc427092164"/></text:h>
        </text:list-item>
      </text:list>
      <text:list xml:id="list893309092343547891" text:style-name="L1">
        <text:list-item>
          <text:p text:style-name="P14">Desistência de membros.</text:p>
        </text:list-item>
        <text:list-item>
          <text:p text:style-name="P14">Problemas com ferramentas de desenvolvimento.</text:p>
        </text:list-item>
        <text:list-item>
          <text:p text:style-name="P14">Tempo</text:p>
        </text:list-item>
      </text:list>
      <text:p text:style-name="Standard"/>
      <text:list xml:id="list142028945475962" text:continue-list="list142028532824836" text:style-name="WWNum1">
        <text:list-item>
          <text:h text:style-name="P13" text:outline-level="1"><text:bookmark-start text:name="_Toc427092165"/><text:soft-page-break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142029240462426" text:continue-numbering="true" text:style-name="WWNum1">
        <text:list-item>
          <text:h text:style-name="P13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8">Participante</text:p>
          </table:table-cell>
          <table:table-cell table:style-name="Tabela5.A1" office:value-type="string">
            <text:p text:style-name="P8">Assinatura</text:p>
          </table:table-cell>
          <table:table-cell table:style-name="Tabela5.A1" office:value-type="string">
            <text:p text:style-name="P8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5.8667in" fo:margin-top="0in" fo:margin-bottom="0in" table:align="center" style:writing-mode="lr-tb"/>
    </style:style>
    <style:style style:name="Tabela3.A" style:family="table-column">
      <style:table-column-properties style:column-width="4.5083in"/>
    </style:style>
    <style:style style:name="Tabela3.B" style:family="table-column">
      <style:table-column-properties style:column-width="1.3583in"/>
    </style:style>
    <style:style style:name="Tabela3.1" style:family="table-row">
      <style:table-row-properties style:min-row-height="0.3938in" fo:keep-together="auto"/>
    </style:style>
    <style:style style:name="Tabela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ela4" style:family="table">
      <style:table-properties style:width="6.4035in" fo:margin-top="0in" fo:margin-bottom="0in" table:align="center" style:writing-mode="lr-tb"/>
    </style:style>
    <style:style style:name="Tabela4.A" style:family="table-column">
      <style:table-column-properties style:column-width="2.7208in"/>
    </style:style>
    <style:style style:name="Tabela4.B" style:family="table-column">
      <style:table-column-properties style:column-width="3.6826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M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1.2083in" svg:height="0.5291in" draw:z-index="2"><draw:image xlink:href="Pictures/10000000000001A6000000B90AB67293D1EE6F33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3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0</meta:editing-cycles>
    <meta:creation-date>2011-07-14T01:57:00</meta:creation-date>
    <dc:date>2016-09-12T14:20:27.722379626</dc:date>
    <meta:editing-duration>PT21H5M40S</meta:editing-duration>
    <meta:generator>LibreOffice/5.1.4.2$Linux_X86_64 LibreOffice_project/10m0$Build-2</meta:generator>
    <meta:document-statistic meta:table-count="5" meta:image-count="1" meta:object-count="0" meta:page-count="3" meta:paragraph-count="85" meta:word-count="576" meta:character-count="3445" meta:non-whitespace-character-count="2964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